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205E24D9266052679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919cm" fo:min-width="0.669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1.001cm">
          <draw:image xlink:href="Pictures/1000020100000320000003205E24D92660526798.png" xlink:type="simple" xlink:show="embed" xlink:actuate="onLoad" loext:mime-type="image/png">
            <text:p/>
          </draw:image>
        </draw:frame>
        <draw:frame draw:style-name="gr2" draw:text-style-name="P3" draw:layer="layout" svg:width="5.842cm" svg:height="1.905cm" svg:x="12.557cm" svg:y="13.954cm">
          <draw:text-box>
            <text:p text:style-name="P2"><text:span text:style-name="T1">Lucy Hutchinson</text:span></text:p>
          </draw:text-box>
        </draw:frame>
        <draw:custom-shape draw:style-name="gr3" draw:text-style-name="P4" draw:layer="layout" svg:width="1.651cm" svg:height="1.651cm" svg:x="11.668cm" svg:y="12.3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1.651cm" svg:height="1.651cm" svg:x="10.398cm" svg:y="6.84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3" draw:layer="layout" svg:width="5.842cm" svg:height="1.905cm" svg:x="6.461cm" svg:y="6.207cm">
          <draw:text-box>
            <text:p text:style-name="P2"><text:span text:style-name="T1">John Aubre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03cm" svg:stroke-color="#ff0000" draw:marker-start-width="0.508cm" draw:marker-end-width="0.508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1T16:20:32.309400248</dc:date>
    <meta:editing-duration>PT3M50S</meta:editing-duration>
    <meta:editing-cycles>2</meta:editing-cycles>
    <meta:generator>LibreOffice/6.4.6.2$Linux_X86_64 LibreOffice_project/40$Build-2</meta:generator>
    <meta:document-statistic meta:object-count="5"/>
  </office:meta>
</office:document-meta>
</file>